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F0000030B0EC46186.png" manifest:media-type="image/png"/>
  <manifest:file-entry manifest:full-path="Pictures/100000000000026100000197C6675B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.11cm" svg:height="10.766cm" svg:x="2.425cm" svg:y="1.684cm">
          <draw:image xlink:href="Pictures/100000000000026100000197C6675B6F.png" xlink:type="simple" xlink:show="embed" xlink:actuate="onLoad">
            <text:p/>
          </draw:image>
        </draw:frame>
        <draw:frame draw:style-name="gr1" draw:text-style-name="P1" draw:layer="layout" svg:width="18.999cm" svg:height="15.179cm" svg:x="0.981cm" svg:y="13.245cm">
          <draw:image xlink:href="Pictures/10000201000003CF0000030B0EC4618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5T19:53:36.346776102</meta:creation-date>
    <dc:date>2015-02-25T19:56:12.481741700</dc:date>
    <meta:editing-duration>PT2M36S</meta:editing-duration>
    <meta:editing-cycles>1</meta:editing-cycles>
    <meta:document-statistic meta:object-count="2"/>
    <meta:generator>LibreOffice/4.3.3.2$Linux_X86_64 LibreOffice_project/430m0$Build-2</meta:generator>
  </office:meta>
</office:document-meta>
</file>